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D9D4EC34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/text:p>
      <text:p text:style-name="Standard"/>
      <text:p text:style-name="Standard"><draw:frame draw:style-name="fr1" draw:name="gráficos2" text:anchor-type="paragraph" svg:width="11.483cm" svg:height="5.741cm" draw:z-index="1"><draw:image xlink:href="Pictures/10000000000001B2000000D9D4EC34EC.png" xlink:type="simple" xlink:show="embed" xlink:actuate="onLoad"/></draw:frame><draw:frame draw:style-name="fr1" draw:name="gráficos1" text:anchor-type="paragraph" svg:width="11.483cm" svg:height="5.741cm" draw:z-index="0"><draw:image xlink:href="Pictures/10000000000001B2000000D9D4EC34EC.png" xlink:type="simple" xlink:show="embed" xlink:actuate="onLoad"/></draw:frame> <text:s text:c="13"/></text:p>
      <text:p text:style-name="Standard"/>
      <text:p text:style-name="Standard"><text:s text:c="12"/></text:p>
      <text:p text:style-name="Standard"><text:s text:c="8"/></text:p>
      <text:p text:style-name="Standard"><draw:frame draw:style-name="fr1" draw:name="gráficos3" text:anchor-type="paragraph" svg:width="11.483cm" svg:height="5.741cm" draw:z-index="2"><draw:image xlink:href="Pictures/10000000000001B2000000D9D4EC34EC.png" xlink:type="simple" xlink:show="embed" xlink:actuate="onLoad"/></draw:frame> <text:s text:c="23"/></text:p>
      <text:p text:style-name="Standard"/>
      <text:p text:style-name="Standard"/>
      <text:p text:style-name="Standard"/>
      <text:p text:style-name="Standard"><draw:frame draw:style-name="fr1" draw:name="gráficos4" text:anchor-type="paragraph" svg:width="11.483cm" svg:height="5.741cm" draw:z-index="3"><draw:image xlink:href="Pictures/10000000000001B2000000D9D4EC34EC.png" xlink:type="simple" xlink:show="embed" xlink:actuate="onLoad"/></draw:frame>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4T20:22:53.54</meta:creation-date>
    <dc:date>2022-08-04T20:29:06.83</dc:date>
    <meta:editing-duration>PT6M13S</meta:editing-duration>
    <meta:editing-cycles>1</meta:editing-cycles>
    <meta:generator>OpenOffice/4.1.10$Win32 OpenOffice.org_project/4110m2$Build-9807</meta:generator>
    <meta:document-statistic meta:table-count="0" meta:image-count="4" meta:object-count="0" meta:page-count="1" meta:paragraph-count="6" meta:word-count="0" meta:character-count="79"/>
  </office:meta>
</office:document-meta>
</file>